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QueryImpl.getBindVariable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QueryImpl.AbstractQueryImpl( SessionImpl session , ItemManager itemMgr , SearchIndex index , PropertyTypeRegistry prop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QueryImpl.setRespectDocumentOrder( boolean document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QueryImpl.bindValue( Name varName ,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QueryImpl.getRespectDocumen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QueryImpl.addVariableName( Name 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